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MS Shell Dlg 2" svg:font-family="'MS Shell Dlg 2'"/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DejaVu Sans" svg:font-family="'DejaVu Sans'" style:font-family-generic="swiss" style:font-pitch="variable"/>
    <style:font-face style:name="Sans" svg:font-family="San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cccccc" draw:marker-start-width="0.227cm" draw:marker-end-width="0.227cm" draw:fill="none" draw:textarea-horizontal-align="justify" draw:textarea-vertical-align="middle" draw:auto-grow-height="false" fo:min-height="7.732cm" fo:min-width="4.872cm" fo:padding-top="0.134cm" fo:padding-bottom="0.134cm" fo:padding-left="0.259cm" fo:padding-right="0.259cm"/>
    </style:style>
    <style:style style:name="gr2" style:family="graphic" style:parent-style-name="standard">
      <style:graphic-properties draw:stroke="none" draw:stroke-dash="Dashed_20__28_var_29_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598cm" fo:min-width="0.19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356cm" fo:min-width="0.21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355cm" fo:min-width="0.21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356cm" fo:min-width="0.23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356cm" fo:min-width="0.1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356cm" fo:min-width="0.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354cm" fo:min-width="0.2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356cm" fo:min-width="0.2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356cm" fo:min-width="0.09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354cm" fo:min-width="0.20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355cm" fo:min-width="0.17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355cm" fo:min-width="0.2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55cm" fo:min-width="0.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54cm" fo:min-width="0.24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56cm" fo:min-width="0.24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55cm" fo:min-width="0.18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horizontal-align="left" draw:auto-grow-width="true" fo:min-height="0.356cm" fo:min-width="0.21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355cm" fo:min-width="0.19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56cm" fo:min-width="0.1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13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25" style:family="graphic" style:parent-style-name="standard">
      <style:graphic-properties svg:stroke-color="#cccccc" draw:fill="none" draw:textarea-horizontal-align="justify" draw:textarea-vertical-align="middle" draw:auto-grow-height="false" fo:min-height="0.24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style:text-position="-8% 58%"/>
    </style:style>
    <style:style style:name="P3" style:family="paragraph">
      <style:paragraph-properties fo:text-align="end"/>
      <style:text-properties fo:color="#000000" loext:opacity="100%" style:text-outline="false" style:text-line-through-style="none" style:text-line-through-type="none" style:text-position="-8% 58%" style:font-name="Arial Black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.6999998092651pt" style:font-name-complex="DejaVu Sans" style:font-size-complex="14.6999998092651pt" style:text-scale="100%" style:text-overline-style="none" style:text-overline-color="font-color"/>
    </style:style>
    <style:style style:name="P4" style:family="paragraph">
      <loext:graphic-properties draw:fill="none" draw:fill-color="#ffffff"/>
      <style:paragraph-properties fo:text-align="end"/>
      <style:text-properties fo:color="#000000" loext:opacity="100%" style:text-outline="false" style:text-line-through-style="none" style:text-line-through-type="none" style:text-position="-8% 58%" style:font-name="Arial Black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.6999998092651pt" style:font-name-complex="DejaVu Sans" style:font-size-complex="14.6999998092651pt" style:text-scale="100%" style:text-overline-style="none" style:text-overline-color="font-color"/>
    </style:style>
    <style:style style:name="P5" style:family="paragraph">
      <style:text-properties fo:color="#000000" loext:opacity="100%" style:text-outline="false" style:text-line-through-style="none" style:text-line-through-type="none" style:text-position="-8% 58%" style:font-name="Arial Black1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.6999998092651pt" style:font-name-complex="DejaVu Sans" style:font-size-complex="14.6999998092651pt" style:text-scale="100%" style:text-overline-style="none" style:text-overline-color="font-color"/>
    </style:style>
    <style:style style:name="P6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text-position="-8% 58%" style:font-name="Arial Black1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.6999998092651pt" style:font-name-complex="DejaVu Sans" style:font-size-complex="14.6999998092651pt" style:text-scale="100%" style:text-overline-style="none" style:text-overline-color="font-colo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/>
      <style:text-properties style:font-name="Arial Black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style:font-name="Arial Black" fo:font-size="14pt" style:font-size-asian="14pt" style:font-size-complex="14pt"/>
    </style:style>
    <style:style style:name="P10" style:family="paragraph">
      <style:paragraph-properties fo:text-align="center"/>
      <style:text-properties style:font-name="Arial Narrow" fo:font-size="7pt" style:font-size-asian="6pt" style:font-size-complex="6pt"/>
    </style:style>
    <style:style style:name="P11" style:family="paragraph">
      <loext:graphic-properties draw:fill="none" draw:fill-color="#ffffff"/>
      <style:paragraph-properties fo:text-align="center"/>
      <style:text-properties style:font-name="Arial Narrow" fo:font-size="7pt" style:font-size-asian="6pt" style:font-size-complex="6pt"/>
    </style:style>
    <style:style style:name="P12" style:family="paragraph">
      <style:paragraph-properties fo:line-height="0.283cm"/>
      <style:text-properties style:font-name="Arial Black" fo:font-size="8pt" style:font-size-asian="8pt" style:font-size-complex="8pt"/>
    </style:style>
    <style:style style:name="P13" style:family="paragraph">
      <loext:graphic-properties draw:fill="none" draw:fill-color="#ffffff"/>
      <style:paragraph-properties fo:line-height="0.283cm"/>
      <style:text-properties style:font-name="Arial Black" fo:font-size="8pt" style:font-size-asian="8pt" style:font-size-complex="8pt"/>
    </style:style>
    <style:style style:name="T1" style:family="text">
      <style:text-properties style:font-name="Arial Black" fo:font-size="14pt" style:font-size-asian="14pt" style:font-size-complex="14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Consolas" style:font-size-asian="6pt" style:font-style-asian="normal" style:font-weight-asian="normal" style:font-name-complex="Consolas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 Black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9cm" svg:height="8cm" svg:x="2.5cm" svg:y="1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2" draw:layer="layout" svg:width="0.123cm" svg:height="0.123cm" svg:x="5.303cm" svg:y="3.279cm" svg:viewBox="0 0 124 124" svg:d="M124 62c0 11-3 22-9 31-5 9-13 18-22 23s-20 8-31 8-22-3-31-8-18-14-23-23-8-20-8-31 3-22 8-31c6-9 14-18 23-23s20-8 31-8 22 3 31 8 17 14 22 23c6 9 9 20 9 31z">
          <text:p/>
        </draw:path>
        <draw:polygon draw:style-name="gr2" draw:text-style-name="P2" draw:layer="layout" svg:width="0.372cm" svg:height="0.123cm" svg:x="5.799cm" svg:y="3.279cm" svg:viewBox="0 0 373 124" draw:points="186,124 0,124 0,0 373,0 373,124">
          <text:p/>
        </draw:polygon>
        <draw:path draw:style-name="gr2" draw:text-style-name="P2" draw:layer="layout" svg:width="0.123cm" svg:height="0.123cm" svg:x="5.551cm" svg:y="3.279cm" svg:viewBox="0 0 124 124" svg:d="M124 62c0 11-3 22-8 31s-14 18-23 23-20 8-31 8-22-3-31-8-18-14-23-23-8-20-8-31 3-22 8-31c6-9 14-18 23-23s20-8 31-8 22 3 31 8 17 14 23 23c5 9 8 20 8 31z">
          <text:p/>
        </draw:path>
        <draw:path draw:style-name="gr2" draw:text-style-name="P2" draw:layer="layout" svg:width="0.123cm" svg:height="0.123cm" svg:x="5.303cm" svg:y="3.528cm" svg:viewBox="0 0 124 124" svg:d="M124 62c0 11-3 22-9 31-5 9-13 18-22 23s-20 8-31 8-22-3-31-8-18-14-23-23-8-20-8-31 3-22 8-31c6-9 14-17 23-23 9-5 20-8 31-8s22 3 31 8c9 6 17 14 22 23 6 9 9 20 9 31z">
          <text:p/>
        </draw:path>
        <draw:path draw:style-name="gr2" draw:text-style-name="P2" draw:layer="layout" svg:width="0.123cm" svg:height="0.123cm" svg:x="5.551cm" svg:y="3.528cm" svg:viewBox="0 0 124 124" svg:d="M124 62c0 11-3 22-8 31s-14 18-23 23-20 8-31 8-22-3-31-8-18-14-23-23-8-20-8-31 3-22 8-31c6-9 14-17 23-23 9-5 20-8 31-8s22 3 31 8c9 6 17 14 23 23 5 9 8 20 8 31z">
          <text:p/>
        </draw:path>
        <draw:path draw:style-name="gr2" draw:text-style-name="P2" draw:layer="layout" svg:width="0.123cm" svg:height="0.123cm" svg:x="5.799cm" svg:y="3.528cm" svg:viewBox="0 0 124 124" svg:d="M124 62c0 11-3 22-8 31s-14 18-23 23-20 8-31 8-22-3-31-8-17-14-23-23c-5-9-8-20-8-31s3-22 8-31c6-9 14-17 23-23 9-5 20-8 31-8s22 3 31 8c9 6 17 14 23 23 5 9 8 20 8 31z">
          <text:p/>
        </draw:path>
        <draw:polygon draw:style-name="gr2" draw:text-style-name="P2" draw:layer="layout" svg:width="0.372cm" svg:height="0.123cm" svg:x="6.047cm" svg:y="3.528cm" svg:viewBox="0 0 373 124" draw:points="186,124 0,124 0,0 373,0 373,124">
          <text:p/>
        </draw:polygon>
        <draw:path draw:style-name="gr2" draw:text-style-name="P2" draw:layer="layout" svg:width="0.123cm" svg:height="0.123cm" svg:x="5.303cm" svg:y="3.776cm" svg:viewBox="0 0 124 124" svg:d="M124 62c0 11-3 21-9 31-5 10-13 18-22 23s-20 8-31 8-22-3-31-8-18-13-23-23-8-20-8-31 3-22 8-31c6-9 14-17 23-23 9-5 20-8 31-8s22 3 31 8c9 6 17 14 22 23 6 9 9 20 9 31z">
          <text:p/>
        </draw:path>
        <draw:polygon draw:style-name="gr2" draw:text-style-name="P2" draw:layer="layout" svg:width="0.372cm" svg:height="0.123cm" svg:x="5.551cm" svg:y="3.776cm" svg:viewBox="0 0 373 124" draw:points="186,124 0,124 0,0 373,0 373,124">
          <text:p/>
        </draw:polygon>
        <draw:polygon draw:style-name="gr2" draw:text-style-name="P2" draw:layer="layout" svg:width="0.372cm" svg:height="0.123cm" svg:x="6.047cm" svg:y="3.776cm" svg:viewBox="0 0 373 124" draw:points="186,124 0,124 0,0 373,0 373,124">
          <text:p/>
        </draw:polygon>
        <draw:polygon draw:style-name="gr2" draw:text-style-name="P2" draw:layer="layout" svg:width="0.372cm" svg:height="0.123cm" svg:x="5.303cm" svg:y="4.024cm" svg:viewBox="0 0 373 124" draw:points="186,124 0,124 0,0 373,0 373,124">
          <text:p/>
        </draw:polygon>
        <draw:path draw:style-name="gr2" draw:text-style-name="P2" draw:layer="layout" svg:width="0.123cm" svg:height="0.123cm" svg:x="5.799cm" svg:y="4.024cm" svg:viewBox="0 0 124 124" svg:d="M124 62c0 11-3 22-8 31-5 10-14 17-23 23s-20 8-31 8-22-2-31-8-17-13-23-23c-5-9-8-20-8-31s3-22 8-31c6-9 14-17 23-23 9-5 20-8 31-8s22 3 31 8c9 6 17 14 23 23 5 9 8 20 8 31z">
          <text:p/>
        </draw:path>
        <draw:path draw:style-name="gr2" draw:text-style-name="P2" draw:layer="layout" svg:width="0.123cm" svg:height="0.123cm" svg:x="6.047cm" svg:y="4.024cm" svg:viewBox="0 0 124 124" svg:d="M124 62c0 11-3 22-8 31-5 10-13 17-23 23s-20 8-31 8-22-2-31-8-17-13-23-23c-5-9-8-20-8-31s3-22 8-31c6-9 14-17 23-23 9-5 20-8 31-8s21 3 31 8c10 6 17 14 23 23 5 9 8 20 8 31z">
          <text:p/>
        </draw:path>
        <draw:polygon draw:style-name="gr2" draw:text-style-name="P2" draw:layer="layout" svg:width="0.372cm" svg:height="0.123cm" svg:x="6.296cm" svg:y="4.024cm" svg:viewBox="0 0 373 124" draw:points="186,124 0,124 0,0 373,0 373,124">
          <text:p/>
        </draw:polygon>
        <draw:polygon draw:style-name="gr2" draw:text-style-name="P2" draw:layer="layout" svg:width="0.372cm" svg:height="0.123cm" svg:x="5.303cm" svg:y="4.272cm" svg:viewBox="0 0 373 124" draw:points="186,124 0,124 0,0 373,0 373,124">
          <text:p/>
        </draw:polygon>
        <draw:polygon draw:style-name="gr2" draw:text-style-name="P2" draw:layer="layout" svg:width="0.372cm" svg:height="0.123cm" svg:x="6.047cm" svg:y="4.272cm" svg:viewBox="0 0 373 124" draw:points="186,124 0,124 0,0 373,0 373,124">
          <text:p/>
        </draw:polygon>
        <draw:polygon draw:style-name="gr2" draw:text-style-name="P2" draw:layer="layout" svg:width="0.371cm" svg:height="0.123cm" svg:x="6.545cm" svg:y="4.272cm" svg:viewBox="0 0 372 124" draw:points="186,124 0,124 0,0 372,0 372,124">
          <text:p/>
        </draw:polygon>
        <draw:path draw:style-name="gr2" draw:text-style-name="P2" draw:layer="layout" svg:width="0.123cm" svg:height="0.123cm" svg:x="5.799cm" svg:y="4.272cm" svg:viewBox="0 0 124 124" svg:d="M124 62c0 11-3 22-8 31-5 10-14 17-23 23s-20 8-31 8-22-2-31-8-17-13-23-23c-5-9-8-20-8-31s3-22 8-31c6-9 14-17 23-23 9-5 20-8 31-8s22 3 31 8c9 6 17 14 23 23 5 9 8 20 8 31z">
          <text:p/>
        </draw:path>
        <draw:polygon draw:style-name="gr2" draw:text-style-name="P2" draw:layer="layout" svg:width="0.372cm" svg:height="0.123cm" svg:x="5.303cm" svg:y="4.521cm" svg:viewBox="0 0 373 124" draw:points="186,124 0,124 0,0 373,0 373,124">
          <text:p/>
        </draw:polygon>
        <draw:polygon draw:style-name="gr2" draw:text-style-name="P2" draw:layer="layout" svg:width="0.372cm" svg:height="0.123cm" svg:x="5.799cm" svg:y="4.521cm" svg:viewBox="0 0 373 124" draw:points="186,124 0,124 0,0 373,0 373,124">
          <text:p/>
        </draw:polygon>
        <draw:path draw:style-name="gr2" draw:text-style-name="P2" draw:layer="layout" svg:width="0.123cm" svg:height="0.123cm" svg:x="6.296cm" svg:y="4.521cm" svg:viewBox="0 0 124 124" svg:d="M124 62c0 11-2 22-8 31-6 10-13 18-23 23-9 5-20 8-31 8s-22-3-31-8-17-13-23-23c-5-9-8-20-8-31s3-21 8-31c6-9 14-17 23-23 9-5 20-8 31-8s22 3 31 8c10 6 17 14 23 23 6 10 8 20 8 31z">
          <text:p/>
        </draw:path>
        <draw:path draw:style-name="gr2" draw:text-style-name="P2" draw:layer="layout" svg:width="0.123cm" svg:height="0.123cm" svg:x="6.544cm" svg:y="4.521cm" svg:viewBox="0 0 124 124" svg:d="M124 62c0 11-3 22-8 31-5 10-13 18-23 23-9 5-20 8-31 8s-21-3-31-8-17-13-23-23c-5-9-8-20-8-31s3-21 8-31c6-9 13-17 23-23 10-5 20-8 31-8s22 3 31 8c10 6 18 14 23 23 6 10 8 20 8 31z">
          <text:p/>
        </draw:path>
        <draw:frame draw:style-name="gr3" draw:text-style-name="P4" draw:layer="layout" svg:width="0.205cm" svg:height="0.598cm" svg:x="4.976cm" svg:y="2.935cm">
          <draw:text-box>
            <text:p text:style-name="P3">U</text:p>
          </draw:text-box>
        </draw:frame>
        <draw:frame draw:style-name="gr3" draw:text-style-name="P4" draw:layer="layout" svg:width="0.198cm" svg:height="0.598cm" svg:x="4.979cm" svg:y="3.183cm">
          <draw:text-box>
            <text:p text:style-name="P3">V</text:p>
          </draw:text-box>
        </draw:frame>
        <draw:frame draw:style-name="gr3" draw:text-style-name="P4" draw:layer="layout" svg:width="0.248cm" svg:height="0.598cm" svg:x="4.954cm" svg:y="3.43cm">
          <draw:text-box>
            <text:p text:style-name="P3">W</text:p>
          </draw:text-box>
        </draw:frame>
        <draw:frame draw:style-name="gr3" draw:text-style-name="P4" draw:layer="layout" svg:width="0.198cm" svg:height="0.598cm" svg:x="4.979cm" svg:y="3.681cm">
          <draw:text-box>
            <text:p text:style-name="P3">X</text:p>
          </draw:text-box>
        </draw:frame>
        <draw:frame draw:style-name="gr3" draw:text-style-name="P4" draw:layer="layout" svg:width="0.198cm" svg:height="0.598cm" svg:x="4.979cm" svg:y="3.929cm">
          <draw:text-box>
            <text:p text:style-name="P3">Y</text:p>
          </draw:text-box>
        </draw:frame>
        <draw:frame draw:style-name="gr3" draw:text-style-name="P4" draw:layer="layout" svg:width="0.198cm" svg:height="0.598cm" svg:x="4.979cm" svg:y="4.177cm">
          <draw:text-box>
            <text:p text:style-name="P3">Z</text:p>
          </draw:text-box>
        </draw:frame>
        <draw:path draw:style-name="gr2" draw:text-style-name="P2" draw:layer="layout" svg:width="0.123cm" svg:height="0.123cm" svg:x="3.043cm" svg:y="3.279cm" svg:viewBox="0 0 124 124" svg:d="M124 62c0 11-3 22-8 31s-14 18-23 23-20 8-31 8-22-3-31-8-18-14-23-23-8-20-8-31 3-22 8-31c6-9 14-18 23-23s20-8 31-8 22 3 31 8 17 14 23 23c5 9 8 20 8 31z">
          <text:p/>
        </draw:path>
        <draw:polygon draw:style-name="gr2" draw:text-style-name="P2" draw:layer="layout" svg:width="0.372cm" svg:height="0.123cm" svg:x="3.292cm" svg:y="3.279cm" svg:viewBox="0 0 373 124" draw:points="186,124 0,124 0,0 373,0 373,124">
          <text:p/>
        </draw:polygon>
        <draw:path draw:style-name="gr2" draw:text-style-name="P2" draw:layer="layout" svg:width="0.123cm" svg:height="0.123cm" svg:x="3.543cm" svg:y="3.528cm" svg:viewBox="0 0 124 124" svg:d="M124 62c0 11-3 22-8 31s-14 18-23 23-20 8-31 8-22-3-31-8-18-14-23-23-8-20-8-31 3-22 8-31c6-9 14-17 23-23 9-5 20-8 31-8s22 3 31 8c9 6 17 14 23 23 5 9 8 20 8 31z">
          <text:p/>
        </draw:path>
        <draw:path draw:style-name="gr2" draw:text-style-name="P2" draw:layer="layout" svg:width="0.123cm" svg:height="0.123cm" svg:x="3.788cm" svg:y="3.531cm" svg:viewBox="0 0 124 124" svg:d="M124 62c0 11-2 22-8 31-6 10-13 18-23 23-9 5-20 8-31 8s-22-3-31-8-17-13-23-23c-5-9-8-20-8-31s3-21 8-31c6-9 14-17 23-23 9-5 20-8 31-8s22 3 31 8c10 6 17 14 23 23 6 10 8 20 8 31z">
          <text:p/>
        </draw:path>
        <draw:path draw:style-name="gr2" draw:text-style-name="P2" draw:layer="layout" svg:width="0.123cm" svg:height="0.123cm" svg:x="4.036cm" svg:y="3.528cm" svg:viewBox="0 0 124 124" svg:d="M124 62c0 11-2 22-8 31s-13 18-23 23-20 8-31 8-22-3-31-8-17-14-23-23c-5-9-8-20-8-31s3-22 8-31c6-9 14-17 23-23 9-5 20-8 31-8s21 3 31 8c10 6 17 14 23 23s8 20 8 31z">
          <text:p/>
        </draw:path>
        <draw:polygon draw:style-name="gr2" draw:text-style-name="P2" draw:layer="layout" svg:width="0.372cm" svg:height="0.123cm" svg:x="3.043cm" svg:y="3.776cm" svg:viewBox="0 0 373 124" draw:points="186,124 0,124 0,0 373,0 373,124">
          <text:p/>
        </draw:polygon>
        <draw:path draw:style-name="gr2" draw:text-style-name="P2" draw:layer="layout" svg:width="0.123cm" svg:height="0.123cm" svg:x="3.539cm" svg:y="3.776cm" svg:viewBox="0 0 124 124" svg:d="M124 62c0 11-2 21-8 31s-13 18-23 23c-9 5-20 8-31 8s-22-3-31-8-17-13-23-23c-5-10-8-20-8-31s3-22 8-31c6-9 14-17 23-23 9-5 20-8 31-8s22 3 31 8c10 6 17 14 23 23s8 20 8 31z">
          <text:p/>
        </draw:path>
        <draw:polygon draw:style-name="gr2" draw:text-style-name="P2" draw:layer="layout" svg:width="0.372cm" svg:height="0.123cm" svg:x="3.788cm" svg:y="3.776cm" svg:viewBox="0 0 373 124" draw:points="186,124 0,124 0,0 373,0 373,124">
          <text:p/>
        </draw:polygon>
        <draw:path draw:style-name="gr2" draw:text-style-name="P2" draw:layer="layout" svg:width="0.123cm" svg:height="0.123cm" svg:x="4.286cm" svg:y="3.776cm" svg:viewBox="0 0 124 124" svg:d="M124 62c0 11-2 21-8 31s-13 18-23 23c-9 5-20 8-31 8s-22-3-31-8-17-13-23-23c-5-10-8-20-8-31s3-22 8-31c6-9 14-17 23-23 9-5 20-8 31-8s22 3 31 8c10 6 17 14 23 23s8 20 8 31z">
          <text:p/>
        </draw:path>
        <draw:polygon draw:style-name="gr2" draw:text-style-name="P2" draw:layer="layout" svg:width="0.372cm" svg:height="0.123cm" svg:x="3.043cm" svg:y="4.024cm" svg:viewBox="0 0 373 124" draw:points="186,124 0,124 0,0 373,0 373,124">
          <text:p/>
        </draw:polygon>
        <draw:path draw:style-name="gr2" draw:text-style-name="P2" draw:layer="layout" svg:width="0.123cm" svg:height="0.123cm" svg:x="3.538cm" svg:y="4.024cm" svg:viewBox="0 0 124 124" svg:d="M124 62c0 11-3 22-8 31-5 10-13 17-23 23-9 6-20 8-31 8s-21-2-31-8c-9-6-17-13-23-23-5-9-8-20-8-31s3-22 8-31c6-9 14-17 23-23 10-5 20-8 31-8s22 3 31 8c10 6 18 14 23 23 6 9 8 20 8 31z">
          <text:p/>
        </draw:path>
        <draw:path draw:style-name="gr2" draw:text-style-name="P2" draw:layer="layout" svg:width="0.123cm" svg:height="0.123cm" svg:x="3.788cm" svg:y="4.026cm" svg:viewBox="0 0 124 124" svg:d="M124 62c0 11-2 22-8 31-6 10-13 17-23 23-9 6-20 8-31 8s-22-2-31-8-17-13-23-23c-5-9-8-20-8-31s3-22 8-31c6-9 14-17 23-23 9-5 20-8 31-8s22 3 31 8c10 6 17 14 23 23s8 20 8 31z">
          <text:p/>
        </draw:path>
        <draw:path draw:style-name="gr2" draw:text-style-name="P2" draw:layer="layout" svg:width="0.123cm" svg:height="0.123cm" svg:x="3.043cm" svg:y="4.272cm" svg:viewBox="0 0 124 124" svg:d="M124 62c0 11-3 22-8 31-5 10-14 17-23 23s-20 8-31 8-22-2-31-8-18-13-23-23c-5-9-8-20-8-31s3-22 8-31c6-9 14-17 23-23 9-5 20-8 31-8s22 3 31 8c9 6 17 14 23 23 5 9 8 20 8 31z">
          <text:p/>
        </draw:path>
        <draw:path draw:style-name="gr2" draw:text-style-name="P2" draw:layer="layout" svg:width="0.123cm" svg:height="0.123cm" svg:x="3.043cm" svg:y="4.521cm" svg:viewBox="0 0 124 124" svg:d="M124 62c0 11-3 22-8 31-5 10-14 18-23 23s-20 8-31 8-22-3-31-8-18-13-23-23c-5-9-8-20-8-31s3-21 8-31c6-9 14-17 23-23 9-5 20-8 31-8s22 3 31 8c9 6 17 14 23 23 5 10 8 20 8 31z">
          <text:p/>
        </draw:path>
        <draw:path draw:style-name="gr2" draw:text-style-name="P2" draw:layer="layout" svg:width="0.123cm" svg:height="0.123cm" svg:x="3.292cm" svg:y="4.521cm" svg:viewBox="0 0 124 124" svg:d="M124 62c0 11-3 22-8 31-5 10-14 18-23 23s-20 8-31 8-22-3-31-8-17-13-23-23c-5-9-8-20-8-31s3-21 8-31c6-9 14-17 23-23 9-5 20-8 31-8s22 3 31 8c9 6 17 14 23 23 5 10 8 20 8 31z">
          <text:p/>
        </draw:path>
        <draw:polygon draw:style-name="gr2" draw:text-style-name="P2" draw:layer="layout" svg:width="0.372cm" svg:height="0.123cm" svg:x="3.54cm" svg:y="4.521cm" svg:viewBox="0 0 373 124" draw:points="186,124 0,124 0,0 373,0 373,124">
          <text:p/>
        </draw:polygon>
        <draw:path draw:style-name="gr2" draw:text-style-name="P2" draw:layer="layout" svg:width="0.123cm" svg:height="0.123cm" svg:x="4.036cm" svg:y="4.521cm" svg:viewBox="0 0 124 124" svg:d="M124 62c0 11-2 22-8 31-6 10-13 18-23 23-9 5-20 8-31 8s-22-3-31-8-17-13-23-23c-5-9-8-20-8-31s3-21 8-31c6-9 14-17 23-23 9-5 20-8 31-8s22 3 31 8c10 6 17 14 23 23 6 10 8 20 8 31z">
          <text:p/>
        </draw:path>
        <draw:polygon draw:style-name="gr2" draw:text-style-name="P2" draw:layer="layout" svg:width="0.372cm" svg:height="0.123cm" svg:x="3.043cm" svg:y="4.769cm" svg:viewBox="0 0 373 124" draw:points="186,124 0,124 0,0 373,0 373,124">
          <text:p/>
        </draw:polygon>
        <draw:polygon draw:style-name="gr2" draw:text-style-name="P2" draw:layer="layout" svg:width="0.372cm" svg:height="0.123cm" svg:x="3.54cm" svg:y="4.769cm" svg:viewBox="0 0 373 124" draw:points="186,124 0,124 0,0 373,0 373,124">
          <text:p/>
        </draw:polygon>
        <draw:path draw:style-name="gr2" draw:text-style-name="P2" draw:layer="layout" svg:width="0.123cm" svg:height="0.123cm" svg:x="4.036cm" svg:y="4.769cm" svg:viewBox="0 0 124 124" svg:d="M124 62c0 11-2 22-8 31-6 10-13 18-23 23-9 5-20 8-31 8s-22-3-31-8-17-13-23-23c-5-9-8-20-8-31 0-10 3-21 8-31 6-9 14-17 23-23 9-5 20-8 31-8s22 3 31 8c10 6 17 14 23 23 6 10 8 21 8 31z">
          <text:p/>
        </draw:path>
        <draw:path draw:style-name="gr2" draw:text-style-name="P2" draw:layer="layout" svg:width="0.123cm" svg:height="0.123cm" svg:x="3.043cm" svg:y="5.018cm" svg:viewBox="0 0 124 124" svg:d="M124 62c0 11-3 22-8 31s-14 17-23 22c-9 6-20 9-31 9s-22-3-31-9c-9-5-18-13-23-22s-8-20-8-31 3-22 8-31c6-9 14-18 23-23s20-8 31-8 22 3 31 8 17 14 23 23c5 9 8 20 8 31z">
          <text:p/>
        </draw:path>
        <draw:path draw:style-name="gr2" draw:text-style-name="P2" draw:layer="layout" svg:width="0.123cm" svg:height="0.123cm" svg:x="3.292cm" svg:y="5.018cm" svg:viewBox="0 0 124 124" svg:d="M124 62c0 11-3 22-8 31s-14 17-23 22c-9 6-20 9-31 9s-22-3-31-9c-9-5-17-13-23-22-5-9-8-20-8-31s3-22 8-31c6-9 14-18 23-23s20-8 31-8 22 3 31 8 17 14 23 23c5 9 8 20 8 31z">
          <text:p/>
        </draw:path>
        <draw:path draw:style-name="gr2" draw:text-style-name="P2" draw:layer="layout" svg:width="0.123cm" svg:height="0.123cm" svg:x="3.54cm" svg:y="5.018cm" svg:viewBox="0 0 124 124" svg:d="M124 62c0 11-3 22-8 31s-14 17-23 22c-9 6-20 9-31 9s-22-3-31-9c-9-5-17-13-23-22-5-9-8-20-8-31s3-22 8-31c6-9 14-18 23-23s20-8 31-8 22 3 31 8 17 14 23 23c5 9 8 20 8 31z">
          <text:p/>
        </draw:path>
        <draw:path draw:style-name="gr2" draw:text-style-name="P2" draw:layer="layout" svg:width="0.123cm" svg:height="0.123cm" svg:x="3.788cm" svg:y="5.018cm" svg:viewBox="0 0 124 124" svg:d="M124 62c0 11-2 22-8 31s-13 17-23 22c-9 6-20 9-31 9s-22-3-31-9c-9-5-17-13-23-22-5-9-8-20-8-31s3-22 8-31c6-9 14-18 23-23s20-8 31-8 22 3 31 8c10 5 17 14 23 23s8 20 8 31z">
          <text:p/>
        </draw:path>
        <draw:path draw:style-name="gr2" draw:text-style-name="P2" draw:layer="layout" svg:width="0.123cm" svg:height="0.123cm" svg:x="3.043cm" svg:y="5.266cm" svg:viewBox="0 0 124 124" svg:d="M124 62c0 11-3 22-8 31s-14 18-23 23-20 8-31 8-22-3-31-8-18-14-23-23-8-20-8-31 3-22 8-31c6-9 14-18 23-23s20-8 31-8 22 3 31 8 17 14 23 23c5 9 8 20 8 31z">
          <text:p/>
        </draw:path>
        <draw:path draw:style-name="gr2" draw:text-style-name="P2" draw:layer="layout" svg:width="0.123cm" svg:height="0.123cm" svg:x="3.292cm" svg:y="5.266cm" svg:viewBox="0 0 124 124" svg:d="M124 62c0 11-3 22-8 31s-14 18-23 23-20 8-31 8-22-3-31-8-17-14-23-23c-5-9-8-20-8-31s3-22 8-31c6-9 14-18 23-23s20-8 31-8 22 3 31 8 17 14 23 23c5 9 8 20 8 31z">
          <text:p/>
        </draw:path>
        <draw:path draw:style-name="gr2" draw:text-style-name="P2" draw:layer="layout" svg:width="0.123cm" svg:height="0.123cm" svg:x="3.043cm" svg:y="5.514cm" svg:viewBox="0 0 124 124" svg:d="M124 62c0 11-3 22-8 31s-14 18-23 23-20 8-31 8-22-3-31-8-18-14-23-23-8-20-8-31 3-22 8-31c6-9 14-17 23-23 9-5 20-8 31-8s22 3 31 8c9 6 17 14 23 23 5 9 8 20 8 31z">
          <text:p/>
        </draw:path>
        <draw:polygon draw:style-name="gr2" draw:text-style-name="P2" draw:layer="layout" svg:width="0.372cm" svg:height="0.123cm" svg:x="3.292cm" svg:y="5.514cm" svg:viewBox="0 0 373 124" draw:points="186,124 0,124 0,0 373,0 373,124">
          <text:p/>
        </draw:polygon>
        <draw:polygon draw:style-name="gr2" draw:text-style-name="P2" draw:layer="layout" svg:width="0.372cm" svg:height="0.123cm" svg:x="3.788cm" svg:y="5.514cm" svg:viewBox="0 0 373 124" draw:points="186,124 0,124 0,0 373,0 373,124">
          <text:p/>
        </draw:polygon>
        <draw:polygon draw:style-name="gr2" draw:text-style-name="P2" draw:layer="layout" svg:width="0.371cm" svg:height="0.123cm" svg:x="4.285cm" svg:y="5.514cm" svg:viewBox="0 0 372 124" draw:points="186,124 0,124 0,0 372,0 372,124">
          <text:p/>
        </draw:polygon>
        <draw:polygon draw:style-name="gr2" draw:text-style-name="P2" draw:layer="layout" svg:width="0.372cm" svg:height="0.123cm" svg:x="3.043cm" svg:y="5.763cm" svg:viewBox="0 0 373 124" draw:points="186,124 0,124 0,0 373,0 373,124">
          <text:p/>
        </draw:polygon>
        <draw:path draw:style-name="gr2" draw:text-style-name="P2" draw:layer="layout" svg:width="0.123cm" svg:height="0.123cm" svg:x="3.54cm" svg:y="5.763cm" svg:viewBox="0 0 124 124" svg:d="M124 62c0 11-3 21-8 31s-14 18-23 23-20 8-31 8-22-3-31-8-17-13-23-23c-5-10-8-20-8-31s3-22 8-31c6-9 14-17 23-23 9-5 20-8 31-8s22 3 31 8c9 6 17 14 23 23 5 9 8 20 8 31z">
          <text:p/>
        </draw:path>
        <draw:polygon draw:style-name="gr2" draw:text-style-name="P2" draw:layer="layout" svg:width="0.372cm" svg:height="0.123cm" svg:x="3.788cm" svg:y="5.763cm" svg:viewBox="0 0 373 124" draw:points="186,124 0,124 0,0 373,0 373,124">
          <text:p/>
        </draw:polygon>
        <draw:path draw:style-name="gr2" draw:text-style-name="P2" draw:layer="layout" svg:width="0.123cm" svg:height="0.123cm" svg:x="3.043cm" svg:y="6.011cm" svg:viewBox="0 0 124 124" svg:d="M124 62c0 11-3 22-8 31-5 10-14 17-23 23s-20 8-31 8-22-2-31-8-18-13-23-23c-5-9-8-20-8-31s3-22 8-31c6-9 14-17 23-23 9-5 20-8 31-8s22 3 31 8c9 6 17 14 23 23 5 9 8 20 8 31z">
          <text:p/>
        </draw:path>
        <draw:polygon draw:style-name="gr2" draw:text-style-name="P2" draw:layer="layout" svg:width="0.372cm" svg:height="0.123cm" svg:x="3.292cm" svg:y="6.011cm" svg:viewBox="0 0 373 124" draw:points="186,124 0,124 0,0 373,0 373,124">
          <text:p/>
        </draw:polygon>
        <draw:path draw:style-name="gr2" draw:text-style-name="P2" draw:layer="layout" svg:width="0.123cm" svg:height="0.123cm" svg:x="3.788cm" svg:y="6.011cm" svg:viewBox="0 0 124 124" svg:d="M124 62c0 11-2 22-8 31-6 10-13 17-23 23-9 6-20 8-31 8s-22-2-31-8-17-13-23-23c-5-9-8-20-8-31s3-22 8-31c6-9 14-17 23-23 9-5 20-8 31-8s22 3 31 8c10 6 17 14 23 23s8 20 8 31z">
          <text:p/>
        </draw:path>
        <draw:path draw:style-name="gr2" draw:text-style-name="P2" draw:layer="layout" svg:width="0.123cm" svg:height="0.123cm" svg:x="4.036cm" svg:y="6.011cm" svg:viewBox="0 0 124 124" svg:d="M124 62c0 11-2 22-8 31-6 10-13 17-23 23-9 6-20 8-31 8s-22-2-31-8-17-13-23-23c-5-9-8-20-8-31s3-22 8-31c6-9 14-17 23-23 9-5 20-8 31-8s22 3 31 8c10 6 17 14 23 23s8 20 8 31z">
          <text:p/>
        </draw:path>
        <draw:polygon draw:style-name="gr2" draw:text-style-name="P2" draw:layer="layout" svg:width="0.372cm" svg:height="0.123cm" svg:x="3.043cm" svg:y="6.259cm" svg:viewBox="0 0 373 124" draw:points="186,124 0,124 0,0 373,0 373,124">
          <text:p/>
        </draw:polygon>
        <draw:polygon draw:style-name="gr2" draw:text-style-name="P2" draw:layer="layout" svg:width="0.372cm" svg:height="0.123cm" svg:x="3.54cm" svg:y="6.259cm" svg:viewBox="0 0 373 124" draw:points="186,124 0,124 0,0 373,0 373,124">
          <text:p/>
        </draw:polygon>
        <draw:polygon draw:style-name="gr2" draw:text-style-name="P2" draw:layer="layout" svg:width="0.372cm" svg:height="0.123cm" svg:x="3.043cm" svg:y="6.507cm" svg:viewBox="0 0 373 124" draw:points="186,124 0,124 0,0 373,0 373,124">
          <text:p/>
        </draw:polygon>
        <draw:path draw:style-name="gr2" draw:text-style-name="P2" draw:layer="layout" svg:width="0.123cm" svg:height="0.123cm" svg:x="3.54cm" svg:y="6.507cm" svg:viewBox="0 0 124 124" svg:d="M124 62c0 11-3 22-8 31-5 10-14 18-23 23s-20 8-31 8-22-3-31-8-17-13-23-23c-5-9-8-20-8-31s3-21 8-31c6-9 14-17 23-23 9-5 20-8 31-8s22 3 31 8c9 6 17 14 23 23 5 10 8 20 8 31z">
          <text:p/>
        </draw:path>
        <draw:polygon draw:style-name="gr2" draw:text-style-name="P2" draw:layer="layout" svg:width="0.372cm" svg:height="0.123cm" svg:x="3.043cm" svg:y="6.756cm" svg:viewBox="0 0 373 124" draw:points="186,124 0,124 0,0 373,0 373,124">
          <text:p/>
        </draw:polygon>
        <draw:polygon draw:style-name="gr2" draw:text-style-name="P2" draw:layer="layout" svg:width="0.372cm" svg:height="0.123cm" svg:x="3.54cm" svg:y="6.756cm" svg:viewBox="0 0 373 124" draw:points="186,124 0,124 0,0 373,0 373,124">
          <text:p/>
        </draw:polygon>
        <draw:polygon draw:style-name="gr2" draw:text-style-name="P2" draw:layer="layout" svg:width="0.372cm" svg:height="0.123cm" svg:x="4.036cm" svg:y="6.756cm" svg:viewBox="0 0 373 124" draw:points="186,124 0,124 0,0 373,0 373,124">
          <text:p/>
        </draw:polygon>
        <draw:path draw:style-name="gr2" draw:text-style-name="P2" draw:layer="layout" svg:width="0.123cm" svg:height="0.123cm" svg:x="3.043cm" svg:y="7.005cm" svg:viewBox="0 0 124 124" svg:d="M124 62c0 11-3 22-8 31s-14 17-23 22c-9 6-20 9-31 9s-22-3-31-9c-9-5-18-13-23-22s-8-20-8-31 3-22 8-31c6-9 14-18 23-23s20-8 31-8 22 3 31 8 17 14 23 23c5 9 8 20 8 31z">
          <text:p/>
        </draw:path>
        <draw:polygon draw:style-name="gr2" draw:text-style-name="P2" draw:layer="layout" svg:width="0.372cm" svg:height="0.123cm" svg:x="3.292cm" svg:y="7.004cm" svg:viewBox="0 0 373 124" draw:points="186,124 0,124 0,0 373,0 373,124">
          <text:p/>
        </draw:polygon>
        <draw:polygon draw:style-name="gr2" draw:text-style-name="P2" draw:layer="layout" svg:width="0.372cm" svg:height="0.123cm" svg:x="3.788cm" svg:y="7.004cm" svg:viewBox="0 0 373 124" draw:points="186,124 0,124 0,0 373,0 373,124">
          <text:p/>
        </draw:polygon>
        <draw:path draw:style-name="gr2" draw:text-style-name="P2" draw:layer="layout" svg:width="0.123cm" svg:height="0.123cm" svg:x="4.285cm" svg:y="7.005cm" svg:viewBox="0 0 124 124" svg:d="M124 62c0 11-3 22-8 31s-13 17-23 22c-9 6-20 9-31 9s-21-3-31-9c-9-5-17-13-23-22-5-9-8-20-8-31s3-22 8-31c6-9 14-18 23-23 10-5 20-8 31-8s22 3 31 8c10 5 18 14 23 23 6 9 8 20 8 31z">
          <text:p/>
        </draw:path>
        <draw:polygon draw:style-name="gr2" draw:text-style-name="P2" draw:layer="layout" svg:width="0.372cm" svg:height="0.123cm" svg:x="3.043cm" svg:y="7.253cm" svg:viewBox="0 0 373 124" draw:points="186,124 0,124 0,0 373,0 373,124">
          <text:p/>
        </draw:polygon>
        <draw:polygon draw:style-name="gr2" draw:text-style-name="P2" draw:layer="layout" svg:width="0.372cm" svg:height="0.123cm" svg:x="3.54cm" svg:y="7.253cm" svg:viewBox="0 0 373 124" draw:points="186,124 0,124 0,0 373,0 373,124">
          <text:p/>
        </draw:polygon>
        <draw:path draw:style-name="gr2" draw:text-style-name="P2" draw:layer="layout" svg:width="0.123cm" svg:height="0.123cm" svg:x="4.036cm" svg:y="7.253cm" svg:viewBox="0 0 124 124" svg:d="M124 62c0 11-2 22-8 31s-13 18-23 23c-9 5-20 8-31 8s-22-3-31-8-17-14-23-23c-5-9-8-20-8-31s3-22 8-31c6-9 14-18 23-23s20-8 31-8 22 3 31 8c10 5 17 14 23 23s8 20 8 31z">
          <text:p/>
        </draw:path>
        <draw:polygon draw:style-name="gr2" draw:text-style-name="P2" draw:layer="layout" svg:width="0.371cm" svg:height="0.123cm" svg:x="4.285cm" svg:y="7.253cm" svg:viewBox="0 0 372 124" draw:points="186,124 0,124 0,0 372,0 372,124">
          <text:p/>
        </draw:polygon>
        <draw:path draw:style-name="gr2" draw:text-style-name="P2" draw:layer="layout" svg:width="0.123cm" svg:height="0.123cm" svg:x="3.043cm" svg:y="7.501cm" svg:viewBox="0 0 124 124" svg:d="M124 62c0 11-3 22-8 31s-14 18-23 23-20 8-31 8-22-3-31-8-18-14-23-23-8-20-8-31 3-22 8-31c6-9 14-17 23-23 9-5 20-8 31-8s22 3 31 8c9 6 17 14 23 23 5 9 8 20 8 31z">
          <text:p/>
        </draw:path>
        <draw:polygon draw:style-name="gr2" draw:text-style-name="P2" draw:layer="layout" svg:width="0.372cm" svg:height="0.123cm" svg:x="3.292cm" svg:y="7.501cm" svg:viewBox="0 0 373 124" draw:points="186,124 0,124 0,0 373,0 373,124">
          <text:p/>
        </draw:polygon>
        <draw:path draw:style-name="gr2" draw:text-style-name="P2" draw:layer="layout" svg:width="0.123cm" svg:height="0.123cm" svg:x="3.788cm" svg:y="7.501cm" svg:viewBox="0 0 124 124" svg:d="M124 62c0 11-2 22-8 31s-13 18-23 23c-9 5-20 8-31 8s-22-3-31-8-17-14-23-23c-5-9-8-20-8-31s3-22 8-31c6-9 14-17 23-23 9-5 20-8 31-8s22 3 31 8c10 6 17 14 23 23s8 20 8 31z">
          <text:p/>
        </draw:path>
        <draw:path draw:style-name="gr2" draw:text-style-name="P2" draw:layer="layout" svg:width="0.123cm" svg:height="0.123cm" svg:x="3.54cm" svg:y="7.749cm" svg:viewBox="0 0 124 124" svg:d="M124 62c0 11-3 22-8 31s-14 18-23 23-20 8-31 8-22-3-31-8-17-14-23-23c-5-9-8-20-8-31s3-22 8-31c6-9 14-17 23-23 9-5 20-8 31-8s22 3 31 8c9 6 17 14 23 23 5 9 8 20 8 31z">
          <text:p/>
        </draw:path>
        <draw:path draw:style-name="gr2" draw:text-style-name="P2" draw:layer="layout" svg:width="0.123cm" svg:height="0.123cm" svg:x="3.292cm" svg:y="7.749cm" svg:viewBox="0 0 124 124" svg:d="M124 62c0 11-3 22-8 31s-14 18-23 23-20 8-31 8-22-3-31-8-17-14-23-23c-5-9-8-20-8-31s3-22 8-31c6-9 14-17 23-23 9-5 20-8 31-8s22 3 31 8c9 6 17 14 23 23 5 9 8 20 8 31z">
          <text:p/>
        </draw:path>
        <draw:path draw:style-name="gr2" draw:text-style-name="P2" draw:layer="layout" svg:width="0.123cm" svg:height="0.123cm" svg:x="3.043cm" svg:y="7.749cm" svg:viewBox="0 0 124 124" svg:d="M124 62c0 11-3 22-8 31s-14 18-23 23-20 8-31 8-22-3-31-8-18-14-23-23-8-20-8-31 3-22 8-31c6-9 14-17 23-23 9-5 20-8 31-8s22 3 31 8c9 6 17 14 23 23 5 9 8 20 8 31z">
          <text:p/>
        </draw:path>
        <draw:polygon draw:style-name="gr2" draw:text-style-name="P2" draw:layer="layout" svg:width="0.372cm" svg:height="0.123cm" svg:x="3.043cm" svg:y="7.998cm" svg:viewBox="0 0 373 124" draw:points="186,124 0,124 0,0 373,0 373,124">
          <text:p/>
        </draw:polygon>
        <draw:frame draw:style-name="gr4" draw:text-style-name="P6" draw:layer="layout" svg:width="0.212cm" svg:height="0.598cm" svg:x="2.686cm" svg:y="2.935cm">
          <draw:text-box>
            <text:p text:style-name="P5">A</text:p>
          </draw:text-box>
        </draw:frame>
        <draw:frame draw:style-name="gr4" draw:text-style-name="P6" draw:layer="layout" svg:width="0.212cm" svg:height="0.598cm" svg:x="2.684cm" svg:y="3.183cm">
          <draw:text-box>
            <text:p text:style-name="P5">B</text:p>
          </draw:text-box>
        </draw:frame>
        <draw:frame draw:style-name="gr5" draw:text-style-name="P6" draw:layer="layout" svg:width="0.216cm" svg:height="0.598cm" svg:x="2.678cm" svg:y="3.43cm">
          <draw:text-box>
            <text:p text:style-name="P5">C</text:p>
          </draw:text-box>
        </draw:frame>
        <draw:frame draw:style-name="gr6" draw:text-style-name="P6" draw:layer="layout" svg:width="0.238cm" svg:height="0.598cm" svg:x="2.677cm" svg:y="3.681cm">
          <draw:text-box>
            <text:p text:style-name="P5">D</text:p>
          </draw:text-box>
        </draw:frame>
        <draw:frame draw:style-name="gr7" draw:text-style-name="P6" draw:layer="layout" svg:width="0.194cm" svg:height="0.598cm" svg:x="2.683cm" svg:y="3.929cm">
          <draw:text-box>
            <text:p text:style-name="P5">E</text:p>
          </draw:text-box>
        </draw:frame>
        <draw:frame draw:style-name="gr8" draw:text-style-name="P6" draw:layer="layout" svg:width="0.18cm" svg:height="0.598cm" svg:x="2.688cm" svg:y="4.177cm">
          <draw:text-box>
            <text:p text:style-name="P5">F</text:p>
          </draw:text-box>
        </draw:frame>
        <draw:frame draw:style-name="gr9" draw:text-style-name="P6" draw:layer="layout" svg:width="0.239cm" svg:height="0.598cm" svg:x="2.673cm" svg:y="4.423cm">
          <draw:text-box>
            <text:p text:style-name="P5">G</text:p>
          </draw:text-box>
        </draw:frame>
        <draw:frame draw:style-name="gr10" draw:text-style-name="P6" draw:layer="layout" svg:width="0.23cm" svg:height="0.598cm" svg:x="2.68cm" svg:y="4.674cm">
          <draw:text-box>
            <text:p text:style-name="P5">H</text:p>
          </draw:text-box>
        </draw:frame>
        <draw:frame draw:style-name="gr11" draw:text-style-name="P6" draw:layer="layout" svg:width="0.099cm" svg:height="0.598cm" svg:x="2.734cm" svg:y="4.922cm">
          <draw:text-box>
            <text:p text:style-name="P5">I</text:p>
          </draw:text-box>
        </draw:frame>
        <draw:frame draw:style-name="gr11" draw:text-style-name="P6" draw:layer="layout" svg:width="0.167cm" svg:height="0.598cm" svg:x="2.713cm" svg:y="5.17cm">
          <draw:text-box>
            <text:p text:style-name="P5">J</text:p>
          </draw:text-box>
        </draw:frame>
        <draw:frame draw:style-name="gr12" draw:text-style-name="P6" draw:layer="layout" svg:width="0.205cm" svg:height="0.598cm" svg:x="2.678cm" svg:y="5.419cm">
          <draw:text-box>
            <text:p text:style-name="P5">K</text:p>
          </draw:text-box>
        </draw:frame>
        <draw:frame draw:style-name="gr13" draw:text-style-name="P6" draw:layer="layout" svg:width="0.171cm" svg:height="0.598cm" svg:x="2.696cm" svg:y="5.667cm">
          <draw:text-box>
            <text:p text:style-name="P5">L</text:p>
          </draw:text-box>
        </draw:frame>
        <draw:frame draw:style-name="gr14" draw:text-style-name="P6" draw:layer="layout" svg:width="0.266cm" svg:height="0.598cm" svg:x="2.666cm" svg:y="5.915cm">
          <draw:text-box>
            <text:p text:style-name="P5">M</text:p>
          </draw:text-box>
        </draw:frame>
        <draw:frame draw:style-name="gr15" draw:text-style-name="P6" draw:layer="layout" svg:width="0.23cm" svg:height="0.598cm" svg:x="2.681cm" svg:y="6.164cm">
          <draw:text-box>
            <text:p text:style-name="P5">N</text:p>
          </draw:text-box>
        </draw:frame>
        <draw:frame draw:style-name="gr16" draw:text-style-name="P6" draw:layer="layout" svg:width="0.243cm" svg:height="0.598cm" svg:x="2.672cm" svg:y="6.413cm">
          <draw:text-box>
            <text:p text:style-name="P5">O</text:p>
          </draw:text-box>
        </draw:frame>
        <draw:frame draw:style-name="gr17" draw:text-style-name="P6" draw:layer="layout" svg:width="0.243cm" svg:height="0.598cm" svg:x="2.672cm" svg:y="6.908cm">
          <draw:text-box>
            <text:p text:style-name="P5">Q</text:p>
          </draw:text-box>
        </draw:frame>
        <draw:frame draw:style-name="gr18" draw:text-style-name="P6" draw:layer="layout" svg:width="0.184cm" svg:height="0.598cm" svg:x="2.682cm" svg:y="6.661cm">
          <draw:text-box>
            <text:p text:style-name="P5">P</text:p>
          </draw:text-box>
        </draw:frame>
        <draw:frame draw:style-name="gr19" draw:text-style-name="P6" draw:layer="layout" svg:width="0.216cm" svg:height="0.598cm" svg:x="2.671cm" svg:y="7.156cm">
          <draw:text-box>
            <text:p text:style-name="P5">R</text:p>
          </draw:text-box>
        </draw:frame>
        <draw:frame draw:style-name="gr20" draw:text-style-name="P6" draw:layer="layout" svg:width="0.198cm" svg:height="0.598cm" svg:x="2.687cm" svg:y="7.405cm">
          <draw:text-box>
            <text:p text:style-name="P5">S</text:p>
          </draw:text-box>
        </draw:frame>
        <draw:frame draw:style-name="gr21" draw:text-style-name="P6" draw:layer="layout" svg:width="0.189cm" svg:height="0.598cm" svg:x="2.693cm" svg:y="7.653cm">
          <draw:text-box>
            <text:p text:style-name="P5">T</text:p>
          </draw:text-box>
        </draw:frame>
        <draw:polygon draw:style-name="gr2" draw:text-style-name="P2" draw:layer="layout" svg:width="0.372cm" svg:height="0.123cm" svg:x="3.043cm" svg:y="3.528cm" svg:viewBox="0 0 373 124" draw:points="186,124 0,124 0,0 373,0 373,124">
          <text:p/>
        </draw:polygon>
        <draw:polygon draw:style-name="gr2" draw:text-style-name="P2" draw:layer="layout" svg:width="0.372cm" svg:height="0.123cm" svg:x="5.551cm" svg:y="5.159cm" svg:viewBox="0 0 373 124" draw:points="186,124 0,124 0,0 373,0 373,124">
          <text:p/>
        </draw:polygon>
        <draw:polygon draw:style-name="gr2" draw:text-style-name="P2" draw:layer="layout" svg:width="0.372cm" svg:height="0.123cm" svg:x="6.047cm" svg:y="5.159cm" svg:viewBox="0 0 373 124" draw:points="186,124 0,124 0,0 373,0 373,124">
          <text:p/>
        </draw:polygon>
        <draw:polygon draw:style-name="gr2" draw:text-style-name="P2" draw:layer="layout" svg:width="0.372cm" svg:height="0.123cm" svg:x="6.047cm" svg:y="5.159cm" svg:viewBox="0 0 373 124" draw:points="186,124 0,124 0,0 373,0 373,124">
          <text:p/>
        </draw:polygon>
        <draw:polygon draw:style-name="gr2" draw:text-style-name="P2" draw:layer="layout" svg:width="0.371cm" svg:height="0.123cm" svg:x="6.545cm" svg:y="5.159cm" svg:viewBox="0 0 372 124" draw:points="186,124 0,124 0,0 372,0 372,124">
          <text:p/>
        </draw:polygon>
        <draw:polygon draw:style-name="gr2" draw:text-style-name="P2" draw:layer="layout" svg:width="0.372cm" svg:height="0.123cm" svg:x="7.041cm" svg:y="5.159cm" svg:viewBox="0 0 373 124" draw:points="186,124 0,124 0,0 373,0 373,124">
          <text:p/>
        </draw:polygon>
        <draw:path draw:style-name="gr2" draw:text-style-name="P2" draw:layer="layout" svg:width="0.123cm" svg:height="0.123cm" svg:x="5.303cm" svg:y="5.16cm" svg:viewBox="0 0 124 124" svg:d="M124 62c0 11-3 22-9 31-5 9-13 17-22 22-9 6-20 9-31 9s-22-3-31-9c-9-5-18-13-23-22s-8-20-8-31 3-22 8-31c6-9 14-18 23-23s20-8 31-8 22 3 31 8 17 14 22 23c6 9 9 20 9 31z">
          <text:p/>
        </draw:path>
        <draw:path draw:style-name="gr2" draw:text-style-name="P2" draw:layer="layout" svg:width="0.123cm" svg:height="0.123cm" svg:x="5.303cm" svg:y="5.408cm" svg:viewBox="0 0 124 124" svg:d="M124 62c0 11-3 22-9 31-5 9-13 17-22 22-9 6-20 9-31 9s-22-3-31-9c-9-5-18-13-23-22s-8-20-8-31 3-22 8-31c6-9 14-18 23-23s20-8 31-8 22 3 31 8 17 14 22 23c6 9 9 20 9 31z">
          <text:p/>
        </draw:path>
        <draw:path draw:style-name="gr2" draw:text-style-name="P2" draw:layer="layout" svg:width="0.123cm" svg:height="0.123cm" svg:x="5.551cm" svg:y="5.408cm" svg:viewBox="0 0 124 124" svg:d="M124 62c0 11-3 22-8 31s-14 17-23 22c-9 6-20 9-31 9s-22-3-31-9c-9-5-18-13-23-22s-8-20-8-31 3-22 8-31c6-9 14-18 23-23s20-8 31-8 22 3 31 8 17 14 23 23c5 9 8 20 8 31z">
          <text:p/>
        </draw:path>
        <draw:polygon draw:style-name="gr2" draw:text-style-name="P2" draw:layer="layout" svg:width="0.372cm" svg:height="0.123cm" svg:x="5.799cm" svg:y="5.408cm" svg:viewBox="0 0 373 124" draw:points="186,124 0,124 0,0 373,0 373,124">
          <text:p/>
        </draw:polygon>
        <draw:polygon draw:style-name="gr2" draw:text-style-name="P2" draw:layer="layout" svg:width="0.372cm" svg:height="0.123cm" svg:x="6.296cm" svg:y="5.408cm" svg:viewBox="0 0 373 124" draw:points="186,124 0,124 0,0 373,0 373,124">
          <text:p/>
        </draw:polygon>
        <draw:polygon draw:style-name="gr2" draw:text-style-name="P2" draw:layer="layout" svg:width="0.371cm" svg:height="0.123cm" svg:x="6.793cm" svg:y="5.408cm" svg:viewBox="0 0 372 124" draw:points="186,124 0,124 0,0 372,0 372,124">
          <text:p/>
        </draw:polygon>
        <draw:path draw:style-name="gr2" draw:text-style-name="P2" draw:layer="layout" svg:width="0.123cm" svg:height="0.123cm" svg:x="5.303cm" svg:y="5.656cm" svg:viewBox="0 0 124 124" svg:d="M124 62c0 11-3 22-9 31-5 9-13 18-22 23s-20 8-31 8-22-3-31-8-18-14-23-23-8-20-8-31 3-22 8-31c6-9 14-18 23-23s20-8 31-8 22 3 31 8 17 14 22 23c6 9 9 20 9 31z">
          <text:p/>
        </draw:path>
        <draw:path draw:style-name="gr2" draw:text-style-name="P2" draw:layer="layout" svg:width="0.123cm" svg:height="0.123cm" svg:x="5.551cm" svg:y="5.656cm" svg:viewBox="0 0 124 124" svg:d="M124 62c0 11-3 22-8 31s-14 18-23 23-20 8-31 8-22-3-31-8-18-14-23-23-8-20-8-31 3-22 8-31c6-9 14-18 23-23s20-8 31-8 22 3 31 8 17 14 23 23c5 9 8 20 8 31z">
          <text:p/>
        </draw:path>
        <draw:path draw:style-name="gr2" draw:text-style-name="P2" draw:layer="layout" svg:width="0.123cm" svg:height="0.123cm" svg:x="5.799cm" svg:y="5.656cm" svg:viewBox="0 0 124 124" svg:d="M124 62c0 11-3 22-8 31s-14 18-23 23-20 8-31 8-22-3-31-8-17-14-23-23c-5-9-8-20-8-31s3-22 8-31c6-9 14-18 23-23s20-8 31-8 22 3 31 8 17 14 23 23c5 9 8 20 8 31z">
          <text:p/>
        </draw:path>
        <draw:polygon draw:style-name="gr2" draw:text-style-name="P2" draw:layer="layout" svg:width="0.372cm" svg:height="0.123cm" svg:x="6.047cm" svg:y="5.656cm" svg:viewBox="0 0 373 124" draw:points="186,124 0,124 0,0 373,0 373,124">
          <text:p/>
        </draw:polygon>
        <draw:polygon draw:style-name="gr2" draw:text-style-name="P2" draw:layer="layout" svg:width="0.371cm" svg:height="0.123cm" svg:x="6.545cm" svg:y="5.656cm" svg:viewBox="0 0 372 124" draw:points="186,124 0,124 0,0 372,0 372,124">
          <text:p/>
        </draw:polygon>
        <draw:path draw:style-name="gr2" draw:text-style-name="P2" draw:layer="layout" svg:width="0.123cm" svg:height="0.123cm" svg:x="5.303cm" svg:y="5.905cm" svg:viewBox="0 0 124 124" svg:d="M124 62c0 11-3 22-9 31-5 9-13 18-22 23s-20 8-31 8-22-3-31-8-18-14-23-23-8-20-8-31 3-22 8-31c6-9 14-17 23-23 9-5 20-8 31-8s22 3 31 8c9 6 17 14 22 23 6 9 9 20 9 31z">
          <text:p/>
        </draw:path>
        <draw:path draw:style-name="gr2" draw:text-style-name="P2" draw:layer="layout" svg:width="0.123cm" svg:height="0.123cm" svg:x="5.551cm" svg:y="5.905cm" svg:viewBox="0 0 124 124" svg:d="M124 62c0 11-3 22-8 31s-14 18-23 23-20 8-31 8-22-3-31-8-18-14-23-23-8-20-8-31 3-22 8-31c6-9 14-17 23-23 9-5 20-8 31-8s22 3 31 8c9 6 17 14 23 23 5 9 8 20 8 31z">
          <text:p/>
        </draw:path>
        <draw:path draw:style-name="gr2" draw:text-style-name="P2" draw:layer="layout" svg:width="0.123cm" svg:height="0.123cm" svg:x="5.799cm" svg:y="5.905cm" svg:viewBox="0 0 124 124" svg:d="M124 62c0 11-3 22-8 31s-14 18-23 23-20 8-31 8-22-3-31-8-17-14-23-23c-5-9-8-20-8-31s3-22 8-31c6-9 14-17 23-23 9-5 20-8 31-8s22 3 31 8c9 6 17 14 23 23 5 9 8 20 8 31z">
          <text:p/>
        </draw:path>
        <draw:path draw:style-name="gr2" draw:text-style-name="P2" draw:layer="layout" svg:width="0.123cm" svg:height="0.123cm" svg:x="6.047cm" svg:y="5.905cm" svg:viewBox="0 0 124 124" svg:d="M124 62c0 11-3 22-8 31s-13 18-23 23-20 8-31 8-22-3-31-8-17-14-23-23c-5-9-8-20-8-31s3-22 8-31c6-9 14-17 23-23 9-5 20-8 31-8s21 3 31 8c10 6 17 14 23 23 5 9 8 20 8 31z">
          <text:p/>
        </draw:path>
        <draw:polygon draw:style-name="gr2" draw:text-style-name="P2" draw:layer="layout" svg:width="0.372cm" svg:height="0.123cm" svg:x="6.296cm" svg:y="5.905cm" svg:viewBox="0 0 373 124" draw:points="186,124 0,124 0,0 373,0 373,124">
          <text:p/>
        </draw:polygon>
        <draw:path draw:style-name="gr2" draw:text-style-name="P2" draw:layer="layout" svg:width="0.123cm" svg:height="0.123cm" svg:x="5.303cm" svg:y="6.153cm" svg:viewBox="0 0 124 124" svg:d="M124 62c0 11-3 21-9 31-5 10-13 18-22 23s-20 8-31 8-22-3-31-8-18-13-23-23-8-20-8-31 3-22 8-31c6-9 14-17 23-23 9-5 20-8 31-8s22 3 31 8c9 6 17 14 22 23 6 9 9 20 9 31z">
          <text:p/>
        </draw:path>
        <draw:path draw:style-name="gr2" draw:text-style-name="P2" draw:layer="layout" svg:width="0.123cm" svg:height="0.123cm" svg:x="5.551cm" svg:y="6.153cm" svg:viewBox="0 0 124 124" svg:d="M124 62c0 11-3 21-8 31s-14 18-23 23-20 8-31 8-22-3-31-8-18-13-23-23-8-20-8-31 3-22 8-31c6-9 14-17 23-23 9-5 20-8 31-8s22 3 31 8c9 6 17 14 23 23 5 9 8 20 8 31z">
          <text:p/>
        </draw:path>
        <draw:path draw:style-name="gr2" draw:text-style-name="P2" draw:layer="layout" svg:width="0.123cm" svg:height="0.123cm" svg:x="5.799cm" svg:y="6.153cm" svg:viewBox="0 0 124 124" svg:d="M124 62c0 11-3 21-8 31s-14 18-23 23-20 8-31 8-22-3-31-8-17-13-23-23c-5-10-8-20-8-31s3-22 8-31c6-9 14-17 23-23 9-5 20-8 31-8s22 3 31 8c9 6 17 14 23 23 5 9 8 20 8 31z">
          <text:p/>
        </draw:path>
        <draw:path draw:style-name="gr2" draw:text-style-name="P2" draw:layer="layout" svg:width="0.123cm" svg:height="0.123cm" svg:x="6.047cm" svg:y="6.153cm" svg:viewBox="0 0 124 124" svg:d="M124 62c0 11-3 21-8 31s-13 18-23 23-20 8-31 8-22-3-31-8-17-13-23-23c-5-10-8-20-8-31s3-22 8-31c6-9 14-17 23-23 9-5 20-8 31-8s21 3 31 8c10 6 17 14 23 23 5 9 8 20 8 31z">
          <text:p/>
        </draw:path>
        <draw:path draw:style-name="gr2" draw:text-style-name="P2" draw:layer="layout" svg:width="0.123cm" svg:height="0.123cm" svg:x="6.296cm" svg:y="6.153cm" svg:viewBox="0 0 124 124" svg:d="M124 62c0 11-2 21-8 31s-13 18-23 23c-9 5-20 8-31 8s-22-3-31-8-17-13-23-23c-5-10-8-20-8-31s3-22 8-31c6-9 14-17 23-23 9-5 20-8 31-8s22 3 31 8c10 6 17 14 23 23s8 20 8 31z">
          <text:p/>
        </draw:path>
        <draw:path draw:style-name="gr2" draw:text-style-name="P2" draw:layer="layout" svg:width="0.123cm" svg:height="0.123cm" svg:x="5.799cm" svg:y="6.401cm" svg:viewBox="0 0 124 124" svg:d="M124 62c0 11-3 22-8 31-5 10-14 17-23 23s-20 8-31 8-22-2-31-8-17-13-23-23c-5-9-8-20-8-31s3-22 8-31c6-9 14-17 23-23 9-5 20-8 31-8s22 3 31 8c9 6 17 14 23 23 5 9 8 20 8 31z">
          <text:p/>
        </draw:path>
        <draw:path draw:style-name="gr2" draw:text-style-name="P2" draw:layer="layout" svg:width="0.123cm" svg:height="0.123cm" svg:x="6.047cm" svg:y="6.401cm" svg:viewBox="0 0 124 124" svg:d="M124 62c0 11-3 22-8 31-5 10-13 17-23 23s-20 8-31 8-22-2-31-8-17-13-23-23c-5-9-8-20-8-31s3-22 8-31c6-9 14-17 23-23 9-5 20-8 31-8s21 3 31 8c10 6 17 14 23 23 5 9 8 20 8 31z">
          <text:p/>
        </draw:path>
        <draw:path draw:style-name="gr2" draw:text-style-name="P2" draw:layer="layout" svg:width="0.123cm" svg:height="0.123cm" svg:x="6.296cm" svg:y="6.401cm" svg:viewBox="0 0 124 124" svg:d="M124 62c0 11-2 22-8 31-6 10-13 17-23 23-9 6-20 8-31 8s-22-2-31-8-17-13-23-23c-5-9-8-20-8-31s3-22 8-31c6-9 14-17 23-23 9-5 20-8 31-8s22 3 31 8c10 6 17 14 23 23s8 20 8 31z">
          <text:p/>
        </draw:path>
        <draw:path draw:style-name="gr2" draw:text-style-name="P2" draw:layer="layout" svg:width="0.123cm" svg:height="0.123cm" svg:x="6.544cm" svg:y="6.401cm" svg:viewBox="0 0 124 124" svg:d="M124 62c0 11-3 22-8 31-5 10-13 17-23 23-9 6-20 8-31 8s-21-2-31-8-17-13-23-23c-5-9-8-20-8-31s3-22 8-31c6-9 13-17 23-23 10-5 20-8 31-8s22 3 31 8c10 6 18 14 23 23 6 9 8 20 8 31z">
          <text:p/>
        </draw:path>
        <draw:polygon draw:style-name="gr2" draw:text-style-name="P2" draw:layer="layout" svg:width="0.372cm" svg:height="0.123cm" svg:x="5.303cm" svg:y="6.401cm" svg:viewBox="0 0 373 124" draw:points="186,124 0,124 0,0 373,0 373,124">
          <text:p/>
        </draw:polygon>
        <draw:path draw:style-name="gr2" draw:text-style-name="P2" draw:layer="layout" svg:width="0.123cm" svg:height="0.123cm" svg:x="5.303cm" svg:y="5.656cm" svg:viewBox="0 0 124 124" svg:d="M124 62c0 11-3 22-9 31-5 9-13 18-22 23s-20 8-31 8-22-3-31-8-18-14-23-23-8-20-8-31 3-22 8-31c6-9 14-18 23-23s20-8 31-8 22 3 31 8 17 14 22 23c6 9 9 20 9 31z">
          <text:p/>
        </draw:path>
        <draw:path draw:style-name="gr2" draw:text-style-name="P2" draw:layer="layout" svg:width="0.123cm" svg:height="0.123cm" svg:x="5.551cm" svg:y="5.656cm" svg:viewBox="0 0 124 124" svg:d="M124 62c0 11-3 22-8 31s-14 18-23 23-20 8-31 8-22-3-31-8-18-14-23-23-8-20-8-31 3-22 8-31c6-9 14-18 23-23s20-8 31-8 22 3 31 8 17 14 23 23c5 9 8 20 8 31z">
          <text:p/>
        </draw:path>
        <draw:path draw:style-name="gr2" draw:text-style-name="P2" draw:layer="layout" svg:width="0.123cm" svg:height="0.123cm" svg:x="5.799cm" svg:y="5.656cm" svg:viewBox="0 0 124 124" svg:d="M124 62c0 11-3 22-8 31s-14 18-23 23-20 8-31 8-22-3-31-8-17-14-23-23c-5-9-8-20-8-31s3-22 8-31c6-9 14-18 23-23s20-8 31-8 22 3 31 8 17 14 23 23c5 9 8 20 8 31z">
          <text:p/>
        </draw:path>
        <draw:polygon draw:style-name="gr2" draw:text-style-name="P2" draw:layer="layout" svg:width="0.372cm" svg:height="0.123cm" svg:x="6.047cm" svg:y="5.656cm" svg:viewBox="0 0 373 124" draw:points="186,124 0,124 0,0 373,0 373,124">
          <text:p/>
        </draw:polygon>
        <draw:polygon draw:style-name="gr2" draw:text-style-name="P2" draw:layer="layout" svg:width="0.371cm" svg:height="0.123cm" svg:x="6.545cm" svg:y="5.656cm" svg:viewBox="0 0 372 124" draw:points="186,124 0,124 0,0 372,0 372,124">
          <text:p/>
        </draw:polygon>
        <draw:path draw:style-name="gr2" draw:text-style-name="P2" draw:layer="layout" svg:width="0.123cm" svg:height="0.123cm" svg:x="6.296cm" svg:y="6.65cm" svg:viewBox="0 0 124 124" svg:d="M124 62c0 11-2 22-8 31-6 10-13 17-23 23-9 6-20 8-31 8s-22-2-31-8-17-13-23-23c-5-9-8-20-8-31s3-21 8-31c6-9 14-17 23-23 9-5 20-8 31-8s22 3 31 8c10 6 17 14 23 23 6 10 8 20 8 31z">
          <text:p/>
        </draw:path>
        <draw:path draw:style-name="gr2" draw:text-style-name="P2" draw:layer="layout" svg:width="0.123cm" svg:height="0.123cm" svg:x="6.544cm" svg:y="6.65cm" svg:viewBox="0 0 124 124" svg:d="M124 62c0 11-3 22-8 31-5 10-13 17-23 23-9 6-20 8-31 8s-21-2-31-8-17-13-23-23c-5-9-8-20-8-31s3-21 8-31c6-9 13-17 23-23 10-5 20-8 31-8s22 3 31 8c10 6 18 14 23 23 6 10 8 20 8 31z">
          <text:p/>
        </draw:path>
        <draw:path draw:style-name="gr2" draw:text-style-name="P2" draw:layer="layout" svg:width="0.123cm" svg:height="0.123cm" svg:x="6.792cm" svg:y="6.65cm" svg:viewBox="0 0 124 124" svg:d="M124 62c0 11-3 22-8 31-5 10-13 17-23 23-9 6-20 8-31 8s-21-2-31-8c-9-6-17-13-23-23-5-9-8-20-8-31s3-21 8-31c6-9 14-17 23-23 10-5 20-8 31-8s22 3 31 8c10 6 18 14 23 23 6 10 8 20 8 31z">
          <text:p/>
        </draw:path>
        <draw:polygon draw:style-name="gr2" draw:text-style-name="P2" draw:layer="layout" svg:width="0.372cm" svg:height="0.123cm" svg:x="5.303cm" svg:y="6.65cm" svg:viewBox="0 0 373 124" draw:points="186,124 0,124 0,0 373,0 373,124">
          <text:p/>
        </draw:polygon>
        <draw:polygon draw:style-name="gr2" draw:text-style-name="P2" draw:layer="layout" svg:width="0.372cm" svg:height="0.123cm" svg:x="5.799cm" svg:y="6.65cm" svg:viewBox="0 0 373 124" draw:points="186,124 0,124 0,0 373,0 373,124">
          <text:p/>
        </draw:polygon>
        <draw:path draw:style-name="gr2" draw:text-style-name="P2" draw:layer="layout" svg:width="0.123cm" svg:height="0.123cm" svg:x="6.792cm" svg:y="6.898cm" svg:viewBox="0 0 124 124" svg:d="M124 62c0 11-3 22-8 31-5 10-13 18-23 23-9 5-20 8-31 8s-21-3-31-8c-9-5-17-13-23-23-5-9-8-20-8-31s3-21 8-31c6-9 14-17 23-23 10-5 20-8 31-8s22 3 31 8c10 6 18 14 23 23 6 10 8 20 8 31z">
          <text:p/>
        </draw:path>
        <draw:path draw:style-name="gr2" draw:text-style-name="P2" draw:layer="layout" svg:width="0.123cm" svg:height="0.123cm" svg:x="7.041cm" svg:y="6.898cm" svg:viewBox="0 0 124 124" svg:d="M124 62c0 11-3 22-9 31-5 10-13 18-22 23s-20 8-31 8-22-3-31-8-18-13-23-23c-5-9-8-20-8-31s3-21 8-31c6-9 14-17 23-23 9-5 20-8 31-8s22 3 31 8c9 6 17 14 22 23 6 10 9 20 9 31z">
          <text:p/>
        </draw:path>
        <draw:polygon draw:style-name="gr2" draw:text-style-name="P2" draw:layer="layout" svg:width="0.372cm" svg:height="0.123cm" svg:x="5.799cm" svg:y="6.898cm" svg:viewBox="0 0 373 124" draw:points="186,124 0,124 0,0 373,0 373,124">
          <text:p/>
        </draw:polygon>
        <draw:polygon draw:style-name="gr2" draw:text-style-name="P2" draw:layer="layout" svg:width="0.372cm" svg:height="0.123cm" svg:x="6.296cm" svg:y="6.898cm" svg:viewBox="0 0 373 124" draw:points="186,124 0,124 0,0 373,0 373,124">
          <text:p/>
        </draw:polygon>
        <draw:polygon draw:style-name="gr2" draw:text-style-name="P2" draw:layer="layout" svg:width="0.372cm" svg:height="0.123cm" svg:x="5.303cm" svg:y="6.898cm" svg:viewBox="0 0 373 124" draw:points="186,124 0,124 0,0 373,0 373,124">
          <text:p/>
        </draw:polygon>
        <draw:polygon draw:style-name="gr2" draw:text-style-name="P2" draw:layer="layout" svg:width="0.372cm" svg:height="0.123cm" svg:x="5.303cm" svg:y="7.146cm" svg:viewBox="0 0 373 124" draw:points="186,124 0,124 0,0 373,0 373,124">
          <text:p/>
        </draw:polygon>
        <draw:polygon draw:style-name="gr2" draw:text-style-name="P2" draw:layer="layout" svg:width="0.372cm" svg:height="0.123cm" svg:x="5.799cm" svg:y="7.146cm" svg:viewBox="0 0 373 124" draw:points="186,124 0,124 0,0 373,0 373,124">
          <text:p/>
        </draw:polygon>
        <draw:polygon draw:style-name="gr2" draw:text-style-name="P2" draw:layer="layout" svg:width="0.372cm" svg:height="0.123cm" svg:x="5.799cm" svg:y="7.146cm" svg:viewBox="0 0 373 124" draw:points="186,124 0,124 0,0 373,0 373,124">
          <text:p/>
        </draw:polygon>
        <draw:polygon draw:style-name="gr2" draw:text-style-name="P2" draw:layer="layout" svg:width="0.372cm" svg:height="0.123cm" svg:x="6.296cm" svg:y="7.146cm" svg:viewBox="0 0 373 124" draw:points="186,124 0,124 0,0 373,0 373,124">
          <text:p/>
        </draw:polygon>
        <draw:polygon draw:style-name="gr2" draw:text-style-name="P2" draw:layer="layout" svg:width="0.371cm" svg:height="0.123cm" svg:x="6.793cm" svg:y="7.146cm" svg:viewBox="0 0 372 124" draw:points="186,124 0,124 0,0 372,0 372,124">
          <text:p/>
        </draw:polygon>
        <draw:polygon draw:style-name="gr2" draw:text-style-name="P2" draw:layer="layout" svg:width="0.372cm" svg:height="0.123cm" svg:x="5.303cm" svg:y="7.395cm" svg:viewBox="0 0 373 124" draw:points="186,124 0,124 0,0 373,0 373,124">
          <text:p/>
        </draw:polygon>
        <draw:path draw:style-name="gr2" draw:text-style-name="P2" draw:layer="layout" svg:width="0.123cm" svg:height="0.123cm" svg:x="7.289cm" svg:y="7.146cm" svg:viewBox="0 0 124 124" svg:d="M124 62c0 11-3 22-8 31-5 10-14 18-23 23s-20 8-31 8-22-3-31-8-18-13-23-23c-5-9-8-20-8-31 0-10 3-21 8-31 6-9 14-17 23-23 9-5 20-8 31-8s22 3 31 8c9 6 17 14 23 23 5 10 8 21 8 31z">
          <text:p/>
        </draw:path>
        <draw:polygon draw:style-name="gr2" draw:text-style-name="P2" draw:layer="layout" svg:width="0.372cm" svg:height="0.123cm" svg:x="5.799cm" svg:y="7.395cm" svg:viewBox="0 0 373 124" draw:points="186,124 0,124 0,0 373,0 373,124">
          <text:p/>
        </draw:polygon>
        <draw:polygon draw:style-name="gr2" draw:text-style-name="P2" draw:layer="layout" svg:width="0.372cm" svg:height="0.123cm" svg:x="6.296cm" svg:y="7.395cm" svg:viewBox="0 0 373 124" draw:points="186,124 0,124 0,0 373,0 373,124">
          <text:p/>
        </draw:polygon>
        <draw:polygon draw:style-name="gr2" draw:text-style-name="P2" draw:layer="layout" svg:width="0.372cm" svg:height="0.123cm" svg:x="6.296cm" svg:y="7.395cm" svg:viewBox="0 0 373 124" draw:points="186,124 0,124 0,0 373,0 373,124">
          <text:p/>
        </draw:polygon>
        <draw:polygon draw:style-name="gr2" draw:text-style-name="P2" draw:layer="layout" svg:width="0.371cm" svg:height="0.123cm" svg:x="6.793cm" svg:y="7.395cm" svg:viewBox="0 0 372 124" draw:points="186,124 0,124 0,0 372,0 372,124">
          <text:p/>
        </draw:polygon>
        <draw:polygon draw:style-name="gr2" draw:text-style-name="P7" draw:layer="layout" svg:width="0.372cm" svg:height="0.123cm" svg:x="7.289cm" svg:y="7.395cm" svg:viewBox="0 0 373 124" draw:points="186,124 0,124 0,0 373,0 373,124">
          <text:p/>
        </draw:polygon>
        <draw:frame draw:style-name="gr3" draw:text-style-name="P4" draw:layer="layout" svg:width="0.198cm" svg:height="0.598cm" svg:x="4.979cm" svg:y="4.815cm">
          <draw:text-box>
            <text:p text:style-name="P3">1</text:p>
          </draw:text-box>
        </draw:frame>
        <draw:frame draw:style-name="gr3" draw:text-style-name="P4" draw:layer="layout" svg:width="0.198cm" svg:height="0.598cm" svg:x="4.979cm" svg:y="5.063cm">
          <draw:text-box>
            <text:p text:style-name="P3">2</text:p>
          </draw:text-box>
        </draw:frame>
        <draw:frame draw:style-name="gr3" draw:text-style-name="P4" draw:layer="layout" svg:width="0.198cm" svg:height="0.598cm" svg:x="4.979cm" svg:y="5.309cm">
          <draw:text-box>
            <text:p text:style-name="P3">3</text:p>
          </draw:text-box>
        </draw:frame>
        <draw:frame draw:style-name="gr3" draw:text-style-name="P4" draw:layer="layout" svg:width="0.198cm" svg:height="0.598cm" svg:x="4.979cm" svg:y="5.559cm">
          <draw:text-box>
            <text:p text:style-name="P3">4</text:p>
          </draw:text-box>
        </draw:frame>
        <draw:frame draw:style-name="gr3" draw:text-style-name="P4" draw:layer="layout" svg:width="0.198cm" svg:height="0.598cm" svg:x="4.979cm" svg:y="5.809cm">
          <draw:text-box>
            <text:p text:style-name="P3">5</text:p>
          </draw:text-box>
        </draw:frame>
        <draw:frame draw:style-name="gr3" draw:text-style-name="P4" draw:layer="layout" svg:width="0.198cm" svg:height="0.598cm" svg:x="4.979cm" svg:y="6.057cm">
          <draw:text-box>
            <text:p text:style-name="P3">6</text:p>
          </draw:text-box>
        </draw:frame>
        <draw:frame draw:style-name="gr3" draw:text-style-name="P4" draw:layer="layout" svg:width="0.198cm" svg:height="0.598cm" svg:x="4.979cm" svg:y="6.302cm">
          <draw:text-box>
            <text:p text:style-name="P3">7</text:p>
          </draw:text-box>
        </draw:frame>
        <draw:frame draw:style-name="gr3" draw:text-style-name="P4" draw:layer="layout" svg:width="0.198cm" svg:height="0.598cm" svg:x="4.979cm" svg:y="6.553cm">
          <draw:text-box>
            <text:p text:style-name="P3">8</text:p>
          </draw:text-box>
        </draw:frame>
        <draw:frame draw:style-name="gr3" draw:text-style-name="P4" draw:layer="layout" svg:width="0.198cm" svg:height="0.598cm" svg:x="4.979cm" svg:y="6.802cm">
          <draw:text-box>
            <text:p text:style-name="P3">9</text:p>
          </draw:text-box>
        </draw:frame>
        <draw:frame draw:style-name="gr3" draw:text-style-name="P4" draw:layer="layout" svg:width="0.198cm" svg:height="0.598cm" svg:x="4.979cm" svg:y="7.05cm">
          <draw:text-box>
            <text:p text:style-name="P3">0</text:p>
          </draw:text-box>
        </draw:frame>
        <draw:frame draw:style-name="gr22" draw:text-style-name="P9" draw:layer="layout" svg:width="5.068cm" svg:height="1.268cm" svg:x="2.658cm" svg:y="1.819cm">
          <draw:text-box>
            <text:p text:style-name="P8"><text:span text:style-name="T1">MORSEBOARD</text:span></text:p>
            <text:p text:style-name="P8"><text:span text:style-name="T2">USB Human Interface Device</text:span></text:p>
          </draw:text-box>
        </draw:frame>
        <draw:frame draw:style-name="gr23" draw:text-style-name="P11" draw:layer="layout" svg:width="5.446cm" svg:height="0.48cm" svg:x="2.459cm" svg:y="9.389cm">
          <draw:text-box>
            <text:p text:style-name="P10"><text:span text:style-name="T3">marian.aldenhoevel@marian-aldenhoevel.de</text:span></text:p>
          </draw:text-box>
        </draw:frame>
        <draw:frame draw:style-name="gr24" draw:text-style-name="P13" draw:layer="layout" svg:width="5.053cm" svg:height="0.817cm" svg:x="2.447cm" svg:y="8.666cm">
          <draw:text-box>
            <text:p text:style-name="P12"><text:span text:style-name="T4">Num Lock: <text:s text:c="3"/>Toggle Buzzer</text:span></text:p>
            <text:p text:style-name="P12"><text:span text:style-name="T4">Scroll Lock: <text:s/>Toggle Decoder</text:span></text:p>
          </draw:text-box>
        </draw:frame>
        <draw:g>
          <draw:custom-shape draw:style-name="gr25" draw:text-style-name="P1" draw:layer="layout" svg:width="0.7cm" svg:height="0.7cm" svg:x="3.972cm" svg:y="7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7cm" svg:height="0.7cm" svg:x="3.973cm" svg:y="7.9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7cm" svg:height="0.7cm" svg:x="5.68cm" svg:y="7.9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MS Shell Dlg 2" svg:font-family="'MS Shell Dlg 2'"/>
    <style:font-face style:name="Arial Narrow" svg:font-family="'Arial Narro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DejaVu Sans" svg:font-family="'DejaVu Sans'" style:font-family-generic="swiss" style:font-pitch="variable"/>
    <style:font-face style:name="Sans" svg:font-family="San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4T12:25:20.426000000</meta:creation-date>
    <dc:date>2021-11-04T12:50:12.190000000</dc:date>
    <meta:editing-duration>PT14M19S</meta:editing-duration>
    <meta:editing-cycles>3</meta:editing-cycles>
    <meta:generator>LibreOffice/7.0.0.3$Windows_X86_64 LibreOffice_project/8061b3e9204bef6b321a21033174034a5e2ea88e</meta:generator>
    <meta:document-statistic meta:object-count="184"/>
  </office:meta>
</office:document-meta>
</file>